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F6000001BF7CDC6A6D.png" manifest:media-type=""/>
  <manifest:file-entry manifest:full-path="Pictures/10000201000000A600000131017C87EF.png" manifest:media-type=""/>
  <manifest:file-entry manifest:full-path="Pictures/10000201000000AF000001D65DD51D88.png" manifest:media-type=""/>
  <manifest:file-entry manifest:full-path="Pictures/10000201000001C300000077E243D903.png" manifest:media-type=""/>
  <manifest:file-entry manifest:full-path="Pictures/10000201000001C300000077DD309782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612cm" svg:height="1.352cm" svg:x="11.137cm" svg:y="14.5cm">
          <draw:text-box>
            <text:p text:style-name="P1"><text:span text:style-name="T1">Whole Rest</text:span></text:p>
          </draw:text-box>
        </draw:frame>
        <draw:frame draw:style-name="gr2" draw:text-style-name="P1" draw:layer="layout" svg:width="8.89cm" svg:height="2.337cm" svg:x="9.525cm" svg:y="9.627cm">
          <draw:image xlink:href="Pictures/10000201000001C300000077DD309782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3" draw:layer="layout" svg:width="4.566cm" svg:height="1.352cm" svg:x="5.784cm" svg:y="13.837cm">
          <draw:text-box>
            <text:p><text:span text:style-name="T1">Half Rest</text:span></text:p>
          </draw:text-box>
        </draw:frame>
        <draw:frame draw:style-name="gr1" draw:text-style-name="P3" draw:layer="layout" svg:width="4.566cm" svg:height="1.352cm" svg:x="17.595cm" svg:y="13.837cm">
          <draw:text-box>
            <text:p><text:span text:style-name="T1">Half Rest</text:span></text:p>
          </draw:text-box>
        </draw:frame>
        <draw:frame draw:style-name="gr2" draw:text-style-name="P1" draw:layer="layout" svg:width="6.35cm" svg:height="1.676cm" svg:x="4.995cm" svg:y="7.957cm">
          <draw:image xlink:href="Pictures/10000201000001C300000077E243D903.png" xlink:type="simple" xlink:show="embed" xlink:actuate="onLoad">
            <text:p/>
          </draw:image>
        </draw:frame>
        <draw:frame draw:style-name="gr2" draw:text-style-name="P1" draw:layer="layout" svg:width="6.35cm" svg:height="1.676cm" svg:x="16.695cm" svg:y="7.957cm">
          <draw:image xlink:href="Pictures/10000201000001C300000077E243D90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4" draw:layer="layout" svg:width="4.943cm" svg:height="1.119cm" svg:x="1.3cm" svg:y="14.236cm">
          <draw:text-box>
            <text:p><text:span text:style-name="T2">Quarter Rest</text:span></text:p>
          </draw:text-box>
        </draw:frame>
        <draw:frame draw:style-name="gr1" draw:text-style-name="P4" draw:layer="layout" svg:width="4.943cm" svg:height="1.119cm" svg:x="8.306cm" svg:y="14.173cm">
          <draw:text-box>
            <text:p><text:span text:style-name="T2">Quarter Rest</text:span></text:p>
          </draw:text-box>
        </draw:frame>
        <draw:frame draw:style-name="gr1" draw:text-style-name="P4" draw:layer="layout" svg:width="4.943cm" svg:height="1.119cm" svg:x="15.11cm" svg:y="14.173cm">
          <draw:text-box>
            <text:p><text:span text:style-name="T2">Quarter Rest</text:span></text:p>
          </draw:text-box>
        </draw:frame>
        <draw:frame draw:style-name="gr1" draw:text-style-name="P4" draw:layer="layout" svg:width="4.943cm" svg:height="1.119cm" svg:x="22.115cm" svg:y="14.173cm">
          <draw:text-box>
            <text:p><text:span text:style-name="T2">Quarter Rest</text:span></text:p>
          </draw:text-box>
        </draw:frame>
        <draw:frame draw:style-name="gr2" draw:text-style-name="P1" draw:layer="layout" svg:width="2.54cm" svg:height="6.833cm" svg:x="2.883cm" svg:y="6.379cm">
          <draw:image xlink:href="Pictures/10000201000000AF000001D65DD51D88.png" xlink:type="simple" xlink:show="embed" xlink:actuate="onLoad">
            <text:p/>
          </draw:image>
        </draw:frame>
        <draw:frame draw:style-name="gr2" draw:text-style-name="P1" draw:layer="layout" svg:width="2.54cm" svg:height="6.833cm" svg:x="9.883cm" svg:y="6.379cm">
          <draw:image xlink:href="Pictures/10000201000000AF000001D65DD51D88.png" xlink:type="simple" xlink:show="embed" xlink:actuate="onLoad">
            <text:p/>
          </draw:image>
        </draw:frame>
        <draw:frame draw:style-name="gr2" draw:text-style-name="P1" draw:layer="layout" svg:width="2.54cm" svg:height="6.833cm" svg:x="16.383cm" svg:y="6.379cm">
          <draw:image xlink:href="Pictures/10000201000000AF000001D65DD51D88.png" xlink:type="simple" xlink:show="embed" xlink:actuate="onLoad">
            <text:p/>
          </draw:image>
        </draw:frame>
        <draw:frame draw:style-name="gr2" draw:text-style-name="P1" draw:layer="layout" svg:width="2.54cm" svg:height="6.833cm" svg:x="23.383cm" svg:y="6.379cm">
          <draw:image xlink:href="Pictures/10000201000000AF000001D65DD51D8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5" draw:layer="layout" svg:width="3.072cm" svg:height="0.806cm" svg:x="-0.1cm" svg:y="12.638cm">
          <draw:text-box>
            <text:p><text:span text:style-name="T3">Eighth Rest</text:span></text:p>
          </draw:text-box>
        </draw:frame>
        <draw:frame draw:style-name="gr1" draw:text-style-name="P5" draw:layer="layout" svg:width="3.072cm" svg:height="0.806cm" svg:x="3.429cm" svg:y="12.638cm">
          <draw:text-box>
            <text:p><text:span text:style-name="T3">Eighth Rest</text:span></text:p>
          </draw:text-box>
        </draw:frame>
        <draw:frame draw:style-name="gr1" draw:text-style-name="P5" draw:layer="layout" svg:width="3.072cm" svg:height="0.806cm" svg:x="6.957cm" svg:y="12.638cm">
          <draw:text-box>
            <text:p><text:span text:style-name="T3">Eighth Rest</text:span></text:p>
          </draw:text-box>
        </draw:frame>
        <draw:frame draw:style-name="gr1" draw:text-style-name="P5" draw:layer="layout" svg:width="3.072cm" svg:height="0.806cm" svg:x="10.486cm" svg:y="12.638cm">
          <draw:text-box>
            <text:p><text:span text:style-name="T3">Eighth Rest</text:span></text:p>
          </draw:text-box>
        </draw:frame>
        <draw:frame draw:style-name="gr1" draw:text-style-name="P5" draw:layer="layout" svg:width="3.072cm" svg:height="0.806cm" svg:x="14.014cm" svg:y="12.638cm">
          <draw:text-box>
            <text:p><text:span text:style-name="T3">Eighth Rest</text:span></text:p>
          </draw:text-box>
        </draw:frame>
        <draw:frame draw:style-name="gr1" draw:text-style-name="P5" draw:layer="layout" svg:width="3.072cm" svg:height="0.806cm" svg:x="17.543cm" svg:y="12.638cm">
          <draw:text-box>
            <text:p><text:span text:style-name="T3">Eighth Rest</text:span></text:p>
          </draw:text-box>
        </draw:frame>
        <draw:frame draw:style-name="gr1" draw:text-style-name="P5" draw:layer="layout" svg:width="3.072cm" svg:height="0.806cm" svg:x="21.071cm" svg:y="12.638cm">
          <draw:text-box>
            <text:p><text:span text:style-name="T3">Eighth Rest</text:span></text:p>
          </draw:text-box>
        </draw:frame>
        <draw:frame draw:style-name="gr1" draw:text-style-name="P5" draw:layer="layout" svg:width="3.072cm" svg:height="0.806cm" svg:x="24.6cm" svg:y="12.638cm">
          <draw:text-box>
            <text:p><text:span text:style-name="T3">Eighth Rest</text:span></text:p>
          </draw:text-box>
        </draw:frame>
        <draw:frame draw:style-name="gr2" draw:text-style-name="P1" draw:layer="layout" svg:width="1.27cm" svg:height="2.337cm" svg:x="0.934cm" svg:y="8.427cm">
          <draw:image xlink:href="Pictures/10000201000000A600000131017C87EF.png" xlink:type="simple" xlink:show="embed" xlink:actuate="onLoad">
            <text:p/>
          </draw:image>
        </draw:frame>
        <draw:frame draw:style-name="gr2" draw:text-style-name="P1" draw:layer="layout" svg:width="1.27cm" svg:height="2.337cm" svg:x="4.234cm" svg:y="8.427cm">
          <draw:image xlink:href="Pictures/10000201000000A600000131017C87EF.png" xlink:type="simple" xlink:show="embed" xlink:actuate="onLoad">
            <text:p/>
          </draw:image>
        </draw:frame>
        <draw:frame draw:style-name="gr2" draw:text-style-name="P1" draw:layer="layout" svg:width="1.27cm" svg:height="2.337cm" svg:x="7.734cm" svg:y="8.427cm">
          <draw:image xlink:href="Pictures/10000201000000A600000131017C87EF.png" xlink:type="simple" xlink:show="embed" xlink:actuate="onLoad">
            <text:p/>
          </draw:image>
        </draw:frame>
        <draw:frame draw:style-name="gr2" draw:text-style-name="P1" draw:layer="layout" svg:width="1.27cm" svg:height="2.337cm" svg:x="11.434cm" svg:y="8.427cm">
          <draw:image xlink:href="Pictures/10000201000000A600000131017C87EF.png" xlink:type="simple" xlink:show="embed" xlink:actuate="onLoad">
            <text:p/>
          </draw:image>
        </draw:frame>
        <draw:frame draw:style-name="gr2" draw:text-style-name="P1" draw:layer="layout" svg:width="1.27cm" svg:height="2.337cm" svg:x="14.734cm" svg:y="8.427cm">
          <draw:image xlink:href="Pictures/10000201000000A600000131017C87EF.png" xlink:type="simple" xlink:show="embed" xlink:actuate="onLoad">
            <text:p/>
          </draw:image>
        </draw:frame>
        <draw:frame draw:style-name="gr2" draw:text-style-name="P1" draw:layer="layout" svg:width="1.27cm" svg:height="2.337cm" svg:x="18.334cm" svg:y="8.427cm">
          <draw:image xlink:href="Pictures/10000201000000A600000131017C87EF.png" xlink:type="simple" xlink:show="embed" xlink:actuate="onLoad">
            <text:p/>
          </draw:image>
        </draw:frame>
        <draw:frame draw:style-name="gr2" draw:text-style-name="P1" draw:layer="layout" svg:width="1.27cm" svg:height="2.337cm" svg:x="21.934cm" svg:y="8.427cm">
          <draw:image xlink:href="Pictures/10000201000000A600000131017C87EF.png" xlink:type="simple" xlink:show="embed" xlink:actuate="onLoad">
            <text:p/>
          </draw:image>
        </draw:frame>
        <draw:frame draw:style-name="gr2" draw:text-style-name="P1" draw:layer="layout" svg:width="1.27cm" svg:height="2.337cm" svg:x="25.634cm" svg:y="8.427cm">
          <draw:image xlink:href="Pictures/10000201000000A600000131017C87EF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3" draw:layer="layout" svg:width="4.566cm" svg:height="1.352cm" svg:x="5.784cm" svg:y="13.837cm">
          <draw:text-box>
            <text:p text:style-name="P6"><text:span text:style-name="T1">Half Rest</text:span></text:p>
          </draw:text-box>
        </draw:frame>
        <draw:frame draw:style-name="gr1" draw:text-style-name="P3" draw:layer="layout" svg:width="4.566cm" svg:height="1.352cm" svg:x="17.595cm" svg:y="13.837cm">
          <draw:text-box>
            <text:p text:style-name="P6"><text:span text:style-name="T1">Half Rest</text:span></text:p>
          </draw:text-box>
        </draw:frame>
        <draw:frame draw:style-name="gr2" draw:text-style-name="P1" draw:layer="layout" svg:width="6.35cm" svg:height="1.676cm" svg:x="4.995cm" svg:y="7.957cm">
          <draw:image xlink:href="Pictures/10000201000001C300000077E243D903.png" xlink:type="simple" xlink:show="embed" xlink:actuate="onLoad">
            <text:p/>
          </draw:image>
        </draw:frame>
        <draw:frame draw:style-name="gr2" draw:text-style-name="P1" draw:layer="layout" svg:width="6.35cm" svg:height="1.676cm" svg:x="16.695cm" svg:y="7.957cm">
          <draw:image xlink:href="Pictures/10000201000001C300000077E243D903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2" draw:text-style-name="P1" draw:layer="layout" svg:width="5.08cm" svg:height="9.22cm" svg:x="13.568cm" svg:y="6.185cm">
          <draw:image xlink:href="Pictures/10000201000000F6000001BF7CDC6A6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14H4M35S</meta:editing-duration>
    <meta:editing-cycles>13</meta:editing-cycles>
    <meta:generator>LibreOffice/4.0.2.2$Linux_x86 LibreOffice_project/400m0$Build-2</meta:generator>
    <dc:date>2013-06-20T00:32:03</dc:date>
    <dc:creator>Blaine Hansen</dc:creator>
    <meta:document-statistic meta:object-count="35"/>
  </office:meta>
</office:document-meta>
</file>